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7.45cm" fo:min-width="8.5cm"/>
      <style:paragraph-properties style:writing-mode="lr-tb"/>
    </style:style>
    <style:style style:name="gr2" style:family="graphic" style:parent-style-name="standard" style:list-style-name="L1">
      <style:graphic-properties draw:fill-color="#81d41a" draw:textarea-horizontal-align="justify" draw:textarea-vertical-align="middle" draw:auto-grow-height="false" fo:min-height="8.75cm" fo:min-width="9.5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9.5cm" fo:min-width="9.5cm"/>
      <style:paragraph-properties style:writing-mode="lr-tb"/>
    </style:style>
    <style:style style:name="gr4" style:family="graphic" style:parent-style-name="standard">
      <style:graphic-properties draw:fill-color="#f10d0c" draw:textarea-horizontal-align="justify" draw:textarea-vertical-align="middle" draw:auto-grow-height="false" fo:min-height="8.7cm" fo:min-width="9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3" style:family="paragraph">
      <loext:graphic-properties draw:fill-color="#81d41a"/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10d0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27.7cm" svg:x="1cm" svg:y="1cm">
          <text:p text:style-name="P1">Image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9cm" svg:x="10cm" svg:y="1cm">
          <text:p text:style-name="P2">descriçã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cm" svg:height="9.75cm" svg:x="10cm" svg:y="10cm">
          <text:p text:style-name="P1">Formulário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cm" svg:height="8.95cm" svg:x="10cm" svg:y="19.75cm">
          <text:p text:style-name="P1">Submissã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23:24:08.754058075</meta:creation-date>
    <dc:date>2024-03-11T23:28:39.382327388</dc:date>
    <meta:editing-duration>PT4M31S</meta:editing-duration>
    <meta:editing-cycles>1</meta:editing-cycles>
    <meta:document-statistic meta:object-count="4"/>
    <meta:generator>LibreOffice/7.3.7.2$Linux_X86_64 LibreOffice_project/30$Build-2</meta:generator>
  </office:meta>
</office:document-meta>
</file>